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0000000004B0000004AE07FFAA0.png"/>
  <manifest:file-entry manifest:media-type="image/png" manifest:full-path="Pictures/10000000000001910000010011BA4910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Thresholding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Threshold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3D – ITK Plugins</text:p>
          </draw:text-box>
        </draw:frame>
        <draw:frame draw:style-name="gr2" draw:text-style-name="P5" draw:layer="layout" svg:width="12.7cm" svg:height="12.065cm" svg:x="3.175cm" svg:y="4.445cm">
          <draw:image xlink:href="Pictures/100000000000004B0000004AE07FFAA0.png" xlink:type="simple" xlink:show="embed" xlink:actuate="onLoad">
            <text:p/>
          </draw:image>
        </draw:frame>
        <draw:frame draw:style-name="gr2" draw:text-style-name="P5" draw:layer="layout" svg:width="12.7cm" svg:height="8.713cm" svg:x="14.465cm" svg:y="11.125cm">
          <draw:image xlink:href="Pictures/10000000000001910000010011BA49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20T20:23:09</dc:date>
    <meta:printed-by>Luis Ibanez</meta:printed-by>
    <meta:print-date>2007-09-09T13:01:28</meta:print-date>
    <dc:language>en-US</dc:language>
    <meta:editing-cycles>335</meta:editing-cycles>
    <meta:editing-duration>PT66H46M07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